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3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3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8"><text:tab/>;;;;;;;;;;;;;defw beanhere+room</text:p>
      <text:p text:style-name="P48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0"><text:tab/>if computer=spectrum</text:p>
      <text:p text:style-name="P40"><text:tab/>org beforerelocate</text:p>
      <text:p text:style-name="P40"><text:tab/>endif</text:p>
      <text:p text:style-name="P13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3"><text:s text:c="2"/></text:span></text:p>
      <text:p text:style-name="P40"><text:span text:style-name="T3">; <text:s text:c="4"/></text:span>Created on Mon the 12th of Sep 1988 <text:s/></text:p>
      <text:p text:style-name="P40">; <text:s text:c="7"/>Last update 13:36 on 19/12/89 </text:p>
      <text:p text:style-name="P40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0"><text:tab/>call store_sprite_vars1</text:p>
      <text:p text:style-name="P13"><text:tab/>call plotattris</text:p>
      <text:p text:style-name="P13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3"/>
      <text:p text:style-name="P52"><text:tab/>xor a</text:p>
      <text:p text:style-name="P52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2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7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4">maingamelp</text:span></text:p>
      <text:p text:style-name="P13"><text:tab/>dec a</text:p>
      <text:p text:style-name="P13"><text:tab/>ld (killed),a</text:p>
      <text:p text:style-name="P13"><text:tab/>jp nz,<text:span text:style-name="T4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2"><text:tab/>ld a,2</text:p>
      <text:p text:style-name="P52"><text:tab/>call finishmusic</text:p>
      <text:p text:style-name="P52"/>
      <text:p text:style-name="P52"><text:tab/>ld a,1</text:p>
      <text:p text:style-name="P52"><text:soft-page-break/><text:tab/>ld (killed),a<text:tab/><text:tab/>;;so music does not restart</text:p>
      <text:p text:style-name="P52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2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2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2"><text:tab/>push ix</text:p>
      <text:p text:style-name="P13"><text:tab/>ld hl,resetrous</text:p>
      <text:p text:style-name="P13"><text:tab/>call z,jumptoroutine</text:p>
      <text:p text:style-name="P52"><text:tab/>pop ix</text:p>
      <text:p text:style-name="P31">notprintyet</text:p>
      <text:p text:style-name="P62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2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2"><text:tab/>push ix</text:p>
      <text:p text:style-name="P13"><text:tab/>ld hl,movingrous</text:p>
      <text:p text:style-name="P13"><text:tab/>call z,jumptoroutine</text:p>
      <text:p text:style-name="P52"><text:tab/>pop ix</text:p>
      <text:p text:style-name="P31">notinthisroom</text:p>
      <text:p text:style-name="P62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1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1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5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2"><text:tab/>and %01000111</text:p>
      <text:p text:style-name="P13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3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3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2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2"><text:tab/>push ix</text:p>
      <text:p text:style-name="P52"><text:tab/>ld a,5</text:p>
      <text:p text:style-name="P52"><text:tab/>call starttune</text:p>
      <text:p text:style-name="P13"><text:tab/>ld hl,youfoundcoinmess</text:p>
      <text:p text:style-name="P13"><text:tab/>call windowrou</text:p>
      <text:p text:style-name="P52"><text:tab/>pop ix</text:p>
      <text:p text:style-name="P31">notovercoin</text:p>
      <text:p text:style-name="P62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3"><text:tab/>push bc</text:p>
      <text:p text:style-name="P52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0"><text:tab/>call store_sprite_vars</text:p>
      <text:p text:style-name="P13"><text:tab/>call frame</text:p>
      <text:p text:style-name="P52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2"><text:tab/>ld de,3</text:p>
      <text:p text:style-name="P52"><text:tab/>add ix,de</text:p>
      <text:p text:style-name="P52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2"><text:tab/>ld b,a</text:p>
      <text:p text:style-name="P30">updateflamelp</text:p>
      <text:p text:style-name="P53"><text:tab/>push bc</text:p>
      <text:p text:style-name="P13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3"><text:tab/>ld e,(ix+0)</text:p>
      <text:p text:style-name="P13"><text:tab/>ld l,(ix+1)</text:p>
      <text:p text:style-name="P13"><text:tab/>ld a,115</text:p>
      <text:p text:style-name="P53">simprintflame</text:p>
      <text:p text:style-name="P53"><text:tab/>push ix</text:p>
      <text:p text:style-name="P40"><text:tab/>call store_sprite_vars</text:p>
      <text:p text:style-name="P13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0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69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49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2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2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69">;;;;;;;;;;;;;;;;;;;;;;;;;;;;;;;;;;;;;;;;;;;;;;;;;;;RAT </text:p>
      <text:p text:style-name="P3"/>
      <text:p text:style-name="P13">resetrat<text:tab/>equ printmoving</text:p>
      <text:p text:style-name="P30">ratrou</text:p>
      <text:p text:style-name="P70"><text:tab/>bit 7,(ix+movex)</text:p>
      <text:p text:style-name="P69"><text:tab/>ret nz</text:p>
      <text:p text:style-name="P69"><text:tab/>call printmoving</text:p>
      <text:p text:style-name="P69"><text:tab/>ld a,(ix+oldmovefrm)</text:p>
      <text:p text:style-name="P69"><text:tab/>dec a</text:p>
      <text:p text:style-name="P69"><text:tab/>ld (ix+oldmovefrm),a</text:p>
      <text:p text:style-name="P69"><text:tab/>call z,ratnewdir</text:p>
      <text:p text:style-name="P69"><text:tab/>ld a,(ratcount)</text:p>
      <text:p text:style-name="P69"><text:tab/>ld b,a</text:p>
      <text:p text:style-name="P69"><text:tab/>ld a,(ix+movex)</text:p>
      <text:p text:style-name="P69"><text:tab/>add a,(ix+var1)</text:p>
      <text:p text:style-name="P69"><text:tab/>ld (ix+movex),a</text:p>
      <text:p text:style-name="P69"><text:tab/>bit 0,b</text:p>
      <text:p text:style-name="P69"><text:tab/>jr z,notlefthandcheckrat</text:p>
      <text:p text:style-name="P3"><text:span text:style-name="T2"><text:tab/>cp (ix+oldmovey)</text:span><text:tab/></text:p>
      <text:p text:style-name="P69"><text:tab/>jr nz,notlefthandcheckrat</text:p>
      <text:p text:style-name="P69"><text:tab/>call ratnewdir</text:p>
      <text:p text:style-name="P3"><text:span text:style-name="T2">notlefthandcheckrat</text:span><text:tab/></text:p>
      <text:p text:style-name="P69"><text:tab/>cp (ix+oldmovex)</text:p>
      <text:p text:style-name="P69"><text:tab/>jr nz,notrighthandcheckrat</text:p>
      <text:p text:style-name="P69"><text:tab/>call ratnewdir</text:p>
      <text:p text:style-name="P69"><text:tab/>ld a,1</text:p>
      <text:p text:style-name="P69"><text:tab/>ld (ratcount),a</text:p>
      <text:p text:style-name="P69">notrighthandcheckrat</text:p>
      <text:p text:style-name="P69"><text:tab/>call printmoving</text:p>
      <text:p text:style-name="P69"><text:tab/>call collidewithdizzy16</text:p>
      <text:p text:style-name="P69"><text:tab/>jr nc,ratnotgotyou</text:p>
      <text:p text:style-name="P69"><text:tab/>ld hl,ratgotyoumess</text:p>
      <text:p text:style-name="P69"><text:tab/>call killdizzy</text:p>
      <text:p text:style-name="P70">ratnotgotyou</text:p>
      <text:p text:style-name="P70"><text:tab/>ld a,(ix+movex)</text:p>
      <text:p text:style-name="P30">ratcoll</text:p>
      <text:p text:style-name="P30"><text:tab/>cp 1</text:p>
      <text:p text:style-name="P13"><text:tab/>ret nz</text:p>
      <text:p text:style-name="P69"><text:tab/>ld a,255</text:p>
      <text:p text:style-name="P69"><text:tab/>ld (loafhere+room),a</text:p>
      <text:p text:style-name="P69"><text:tab/>ld a,2</text:p>
      <text:p text:style-name="P69"><text:tab/>ld (ratcount),a</text:p>
      <text:p text:style-name="P69"><text:tab/>bit 7,(ix+colour)</text:p>
      <text:p text:style-name="P69"><text:tab/>call z,ratnewdir</text:p>
      <text:p text:style-name="P69"><text:tab/>ld (ix+oldmovefrm),255</text:p>
      <text:p text:style-name="P69"><text:tab/>ld hl,thanksforloafmess</text:p>
      <text:p text:style-name="P3"><text:span text:style-name="T2"><text:tab/>jp windowrou</text:span><text:tab/></text:p>
      <text:p text:style-name="P3"/>
      <text:p text:style-name="P70">ratnewdir</text:p>
      <text:p text:style-name="P70"><text:tab/>call random</text:p>
      <text:p text:style-name="P69"><text:tab/>and 15</text:p>
      <text:p text:style-name="P69"><text:tab/>add a,16</text:p>
      <text:p text:style-name="P69"><text:tab/>ld (ix+oldmovefrm),a</text:p>
      <text:p text:style-name="P3"><text:span text:style-name="T2"><text:tab/>ld a,(ix+colour)</text:span><text:tab/></text:p>
      <text:p text:style-name="P69"><text:tab/>xor 128</text:p>
      <text:p text:style-name="P69"><text:tab/>ld (ix+colour),a</text:p>
      <text:p text:style-name="P69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0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3"/>
      <text:p text:style-name="P13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3"><text:tab/>ret</text:p>
      <text:p text:style-name="P13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3">mend<text:tab/>equ 0</text:p>
      <text:p text:style-name="P13"><text:soft-page-break/>mxy<text:tab/>equ 128</text:p>
      <text:p text:style-name="P40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0">;;mx<text:tab/>equ 7</text:p>
      <text:p text:style-name="P40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0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2"><text:tab/>call openwindow<text:tab/></text:p>
      <text:p text:style-name="P52"><text:tab/>call flipifnecessary</text:p>
      <text:p text:style-name="P13"><text:tab/>call prtmessage1</text:p>
      <text:p text:style-name="P52"><text:tab/>call flipifnecessary</text:p>
      <text:p text:style-name="P52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2">changexy</text:p>
      <text:p text:style-name="P50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2"><text:tab/>ld a,6</text:p>
      <text:p text:style-name="P52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0"><text:tab/>if computer=amstrad</text:p>
      <text:p text:style-name="P40"><text:tab/>sla a</text:p>
      <text:p text:style-name="P40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0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0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2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0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7">roomsetuplp</text:p>
      <text:p text:style-name="P28"><text:tab/>ld hl,roomdata</text:p>
      <text:p text:style-name="P40"><text:tab/>ld a,(roomno)</text:p>
      <text:p text:style-name="P40"><text:tab/>cp 127</text:p>
      <text:p text:style-name="P40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3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2"><text:tab/>ld hl,colourtable</text:p>
      <text:p text:style-name="P52"><text:tab/>ld e,a</text:p>
      <text:p text:style-name="P52"><text:tab/>ld d,0</text:p>
      <text:p text:style-name="P52"><text:tab/>add hl,de</text:p>
      <text:p text:style-name="P52"><text:tab/>ld a,(hl)</text:p>
      <text:p text:style-name="P13"><text:tab/>ld (pen),a</text:p>
      <text:p text:style-name="P52"><text:tab/>push bc</text:p>
      <text:p text:style-name="P13"><text:tab/>call printcarryingline</text:p>
      <text:p text:style-name="P13"><text:tab/>call specialgetkeybyte</text:p>
      <text:p text:style-name="P52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2"><text:tab/>call whatinslot</text:p>
      <text:p text:style-name="P52"><text:tab/>ld a,d</text:p>
      <text:p text:style-name="P52"><text:tab/>jr z,notchingdown</text:p>
      <text:p text:style-name="P52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2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0"><text:tab/>push ix</text:p>
      <text:p text:style-name="P13"><text:tab/>call resetuproom</text:p>
      <text:p text:style-name="P52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2"><text:tab/>ld a,11</text:p>
      <text:p text:style-name="P52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2"><text:tab/>ld a,(bag)</text:p>
      <text:p text:style-name="P52"><text:tab/>neg</text:p>
      <text:p text:style-name="P52"><text:tab/>add a,b</text:p>
      <text:p text:style-name="P52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3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2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2">poscheat<text:tab/>defb 0</text:p>
      <text:p text:style-name="P13">oldclock<text:tab/>defb 0</text:p>
      <text:p text:style-name="P13"><text:soft-page-break/>clock<text:tab/>defb 0</text:p>
      <text:p text:style-name="P52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2">colourtable<text:tab/>defb 2,3,4,5,6,5,4,3</text:p>
      <text:p text:style-name="P3">lastkeybyte<text:tab/>defb 0</text:p>
      <text:p text:style-name="P13">tryputdownvar<text:tab/>defb 0</text:p>
      <text:p text:style-name="P52">flipscreen<text:tab/>defb 0</text:p>
      <text:p text:style-name="P52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3">updatedizzy1</text:span><text:tab/></text:p>
      <text:p text:style-name="P60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3-06T16:59:42.386773292</dc:date>
    <meta:editing-duration>P3DT7H29M2S</meta:editing-duration>
    <meta:editing-cycles>237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38" meta:non-whitespace-character-count="110665"/>
  </office:meta>
</office:document-meta>
</file>